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84.5" calcext:value-type="float">
            <text:p>84.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80" calcext:value-type="float">
            <text:p>80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68.5" calcext:value-type="float">
            <text:p>68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sc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p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io funzionamento css e creazione file style.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 corner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difica style.c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i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ile pagina con boots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visione front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ing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crittura documento 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ck tutti documen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crittura descrizione API</text:p>
          </table:table-cell>
          <table:table-cell table:number-columns-repeated="5"/>
        </table:table-row>
        <table:table-row table:style-name="ro1" table:number-rows-repeated="104852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2-31T16:23:03.528469977</dc:date>
    <meta:editing-duration>PT6H50M26S</meta:editing-duration>
    <meta:editing-cycles>83</meta:editing-cycles>
    <meta:generator>LibreOffice/6.4.7.2$Linux_X86_64 LibreOffice_project/40$Build-2</meta:generator>
    <meta:document-statistic meta:table-count="1" meta:cell-count="297" meta:object-count="0"/>
  </office:meta>
</office:document-meta>
</file>